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3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4">
      <style:paragraph-properties fo:text-align="justify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5">
      <style:paragraph-properties fo:text-align="justify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3">
      <style:paragraph-properties fo:text-align="justify" style:justify-single-word="false"/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ravspecifikation</text:p>
      <text:p text:style-name="P3"/>
      <text:p text:style-name="P3">Følgende kravspecifikationer er blevet stillet fra Sjællands Boldspil-Union, som skal indegå I deres bestilte system. Kravspecifikationen er blevet stillet op med 2 katagorier – mindste krav og konkurrence parameter. </text:p>
      <text:p text:style-name="P3">Disse 2 katagorier kan også betegnes som 2 andre udtryk: “need to have” som representere mindstekravene og “nice to have” som representere konkurrence paramatrene. </text:p>
      <text:p text:style-name="P3">Mindste kravene er udelukkende hvad kunden behøver I programmet hvoridmod konkurrence parametrene er til at gøre programmet og kunden konkurrence dygtigt – dvs. De har noget som, forhåbentlig, ingen andre har, eller I andre tilfælde andre programmører har tænkt på at implementer. </text:p>
      <text:p text:style-name="P3"/>
      <text:p text:style-name="P3">I mindstekravene går vi I dybten med hvad SBU ønsker og skal have I deres program med denne kravspecifikation. I “nice to have” følger vi op på evt. flere ønsker SBU har til udvikling af programmet – dette er dog usikkert om dette kan implementeres samt om deadlinen er sandsynlig at nå ved disse extra implementationer. </text:p>
      <text:p text:style-name="P3"/>
      <text:p text:style-name="P2">Mindstekrav:</text:p>
      <text:list xml:id="list2804392721480751787" text:style-name="L1">
        <text:list-item>
          <text:p text:style-name="P5">Vi skal lave et informationssystem der kan håndtere registreringer samt planlægning. </text:p>
        </text:list-item>
        <text:list-item>
          <text:p text:style-name="P5">Det skal være muligt I programmet at tilrettelægge samt registere en spilleplan, som skal indeholde dato, tid og sted – her skal der ske en koordination så at alle holdene kommer til at spille på hjemmebane min og max 1 gang - dog behøves alle hold ikke og være tilmeldt 1 spilleplan da der forekommer flere. </text:p>
        </text:list-item>
        <text:list-item>
          <text:p text:style-name="P5">Turneringsledelsen skal have speciel adgang I programmet så de kan ændre tid og dato for en speciel klub. Dette vil være klubbens ansvar om at angive hvis en kamp skal ændres. </text:p>
        </text:list-item>
        <text:list-item>
          <text:p text:style-name="P5">Programmet skal kunne håndtere klubskifte.</text:p>
        </text:list-item>
        <text:list-item>
          <text:p text:style-name="P5">Programmet skal kunne håndtere spillerskift.</text:p>
        </text:list-item>
        <text:list-item>
          <text:p text:style-name="P5">Programmet skal kunne håndtere op- og nedrykning af division. Der er tale om 16 hold (16 klubber), fordelt på 3 divisioner, der skal ved hver sæson skal, formentlig, skifte division. </text:p>
        </text:list-item>
        <text:list-item>
          <text:p text:style-name="P5">Programmet skal kunne registerer oplysninger om kampens afvikling.</text:p>
        </text:list-item>
        <text:list-item>
          <text:p text:style-name="P5">Dommere samt spillere skal kunne bedømmes for deres præsentationer ved kampe. </text:p>
        </text:list-item>
        <text:list-item>
          <text:p text:style-name="P5">Sæsonner skal kunne oprettes ved sæsonskift samt kunne gemmes I en historik.</text:p>
        </text:list-item>
        <text:list-item>
          <text:p text:style-name="P5">Programmet skal kunne registere oplysninger om:</text:p>
        </text:list-item>
      </text:list>
      <text:list xml:id="list7125886231572397609" text:style-name="L2">
        <text:list-item>
          <text:p text:style-name="P6">Hver enkelt spiller</text:p>
        </text:list-item>
        <text:list-item>
          <text:p text:style-name="P6">De enkelte kampe</text:p>
        </text:list-item>
        <text:list-item>
          <text:p text:style-name="P6">Kampens hændelser</text:p>
          <text:p text:style-name="P6"/>
        </text:list-item>
      </text:list>
      <text:list xml:id="list35392471" text:continue-list="list2804392721480751787" text:style-name="L1">
        <text:list-item>
          <text:p text:style-name="P5"><text:s text:c="3"/>Programmet skal kunne indeholder følgende oplysninger:</text:p>
        </text:list-item>
      </text:list>
      <text:list xml:id="list4652617719912585132" text:style-name="L3">
        <text:list-item>
          <text:list>
            <text:list-item>
              <text:p text:style-name="P10">Kamprapport:</text:p>
              <text:list>
                <text:list-header>
                  <text:p text:style-name="P7">Her skal vi kunne finde oplysninger om kampresultatet og andre oplysninger om kampens udvikling.</text:p>
                  <text:p text:style-name="P7"/>
                </text:list-header>
              </text:list>
            </text:list-item>
            <text:list-item>
              <text:p text:style-name="P10">Spilleplan:</text:p>
              <text:list>
                <text:list-header>
                  <text:p text:style-name="P7">Her skal vi kunne finde de tidspunkter for hver division for næste spillerunde.</text:p>
                  <text:p text:style-name="P7"/>
                </text:list-header>
              </text:list>
            </text:list-item>
            <text:list-item>
              <text:p text:style-name="P10">Spillerrangliste:</text:p>
              <text:list>
                <text:list-header>
                  <text:p text:style-name="P7">Her skal der opgøres for hver division, for seneste spillerunder samt for nuværende sæson.</text:p>
                  <text:p text:style-name="P7"/>
                </text:list-header>
              </text:list>
            </text:list-item>
            <text:list-item>
              <text:p text:style-name="P10">Spillerprofil:</text:p>
              <text:list>
                <text:list-header>
                  <text:p text:style-name="P7">Her skal spillerene rangeres efter antallet af scorede mål.</text:p>
                </text:list-header>
              </text:list>
            </text:list-item>
          </text:list>
        </text:list-item>
      </text:list>
      <text:p text:style-name="P1"/>
      <text:p text:style-name="P1"><text:soft-page-break/></text:p>
      <text:list xml:id="list35393708" text:continue-numbering="true" text:style-name="L3">
        <text:list-item>
          <text:list>
            <text:list-item>
              <text:p text:style-name="P10">Topscorerliste:</text:p>
              <text:list>
                <text:list-header>
                  <text:p text:style-name="P7">Her skal vi kunne se de 10 mest scorende spillere for divisionen.</text:p>
                  <text:p text:style-name="P7"/>
                </text:list-header>
              </text:list>
            </text:list-item>
            <text:list-item>
              <text:p text:style-name="P10">Klubprofil:</text:p>
              <text:list>
                <text:list-header>
                  <text:p text:style-name="P7">Her skal vi kunne finde information omkring en klub bla. De klubber der er I unionen. <text:tab/></text:p>
                </text:list-header>
              </text:list>
            </text:list-item>
          </text:list>
        </text:list-item>
      </text:list>
      <text:p text:style-name="P3"/>
      <text:p text:style-name="P1"/>
      <text:p text:style-name="P2">Konkurrence parametre:</text:p>
      <text:list xml:id="list7255761660376571104" text:style-name="L4">
        <text:list-item>
          <text:p text:style-name="P8">Login til turneringsledelsen. (der undgår vi hacking eller misbrug af sikkerhed).</text:p>
        </text:list-item>
      </text:list>
      <text:list xml:id="list8678225971181930550" text:style-name="L5">
        <text:list-header>
          <text:p text:style-name="P9"/>
        </text:list-header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ine Knarkegaard Andersen</meta:initial-creator>
    <meta:creation-date>2014-11-07T10:27:00.95</meta:creation-date>
    <dc:date>2014-11-12T15:23:31.58</dc:date>
    <dc:creator>Stine Knarkegaard Andersen</dc:creator>
    <meta:editing-duration>PT2H14M41S</meta:editing-duration>
    <meta:editing-cycles>10</meta:editing-cycles>
    <meta:generator>OpenOffice/4.1.0$Win32 OpenOffice.org_project/410m18$Build-9764</meta:generator>
    <meta:document-statistic meta:table-count="0" meta:image-count="0" meta:object-count="0" meta:page-count="2" meta:paragraph-count="34" meta:word-count="466" meta:character-count="2927"/>
  </office:meta>
</office:document-meta>
</file>